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App requirements</text:p>
      <text:p text:style-name="Standard"/>
      <text:p text:style-name="Standard">Identify birds</text:p>
      <text:p text:style-name="Standard">log birds</text:p>
      <text:p text:style-name="Standard">search by details of birds</text:p>
      <text:p text:style-name="Standard">view pictures of birds from database</text:p>
      <text:p text:style-name="Standard">give bird information</text:p>
      <text:p text:style-name="Standard"/>
      <text:p text:style-name="Standard">user profile creation</text:p>
      <text:p text:style-name="Standard">award badge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e </meta:initial-creator>
    <meta:creation-date>2026-02-12T12:05:35.65</meta:creation-date>
    <meta:generator>OpenOffice/4.1.15$Win32 OpenOffice.org_project/4115m2$Build-9813</meta:generator>
    <dc:date>2026-02-12T12:47:06.21</dc:date>
    <dc:creator>Dee </dc:creator>
    <meta:editing-duration>PT41M30S</meta:editing-duration>
    <meta:editing-cycles>2</meta:editing-cycles>
    <meta:document-statistic meta:table-count="0" meta:image-count="0" meta:object-count="0" meta:page-count="1" meta:paragraph-count="8" meta:word-count="25" meta:character-count="155"/>
  </office:meta>
</office:document-meta>
</file>